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7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A REFINING FIRE (17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FAMILY PRIDE (17: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A CATALOG OF FOOLS (17:7-28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7</dc:title>
    <meta:initial-creator>David STRICKLAND</meta:initial-creator>
    <dc:creator>David STRICKLAND</dc:creator>
    <meta:creation-date>2020-02-23T23:17:44Z</meta:creation-date>
    <dc:date>2020-02-23T23:17:45Z</dc:date>
    <meta:template xlink:href="BibleStudy" xlink:type="simple"/>
    <meta:editing-cycles>1</meta:editing-cycles>
    <meta:editing-duration>PT0S</meta:editing-duration>
    <meta:document-statistic meta:paragraph-count="4" meta:word-count="23"/>
  </office:meta>
</office:document-meta>
</file>